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periment" table:style-name="ta1">
        <table:shapes>
          <draw:frame draw:z-index="0" draw:style-name="gr1" draw:text-style-name="P1" svg:width="12.032cm" svg:height="8.924cm" svg:x="20.099cm" svg:y="8.474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987cm" svg:x="11.563cm" svg:y="4.384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ur length estima</text:p>
          </table:table-cell>
          <table:table-cell office:value-type="string" calcext:value-type="string">
            <text:p>velocity true</text:p>
          </table:table-cell>
          <table:table-cell office:value-type="string" calcext:value-type="string">
            <text:p>truth blur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stim velocity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3" calcext:value-type="float">
            <text:p>563</text:p>
          </table:table-cell>
          <table:table-cell office:value-type="float" office:value="516" calcext:value-type="float">
            <text:p>516</text:p>
          </table:table-cell>
          <table:table-cell table:formula="of:=SQRT(([.B4]-512)^2+([.C4]-512)^2)" office:value-type="float" office:value="51.1566222497147" calcext:value-type="float">
            <text:p>51.1566222497</text:p>
          </table:table-cell>
          <table:table-cell office:value-type="float" office:value="78" calcext:value-type="float">
            <text:p>78</text:p>
          </table:table-cell>
          <table:table-cell table:formula="of:=26.52*0.1*0.25*[.E4]" office:value-type="float" office:value="51.714" calcext:value-type="float">
            <text:p>51.714</text:p>
          </table:table-cell>
          <table:table-cell table:formula="of:=180-ATAN(([.C4]-512)/([.B4]-512))*(180/3.141)" office:value-type="float" office:value="175.51454782113" calcext:value-type="float">
            <text:p>175.5145478211</text:p>
          </table:table-cell>
          <table:table-cell table:formula="of:=ABS([.D4]-[.F4])" office:value-type="float" office:value="0.557377750285355" calcext:value-type="float">
            <text:p>0.5573777503</text:p>
          </table:table-cell>
          <table:table-cell table:formula="of:=[.D4]/(26.52*0.1*0.25)" office:value-type="float" office:value="77.1593095772468" calcext:value-type="float">
            <text:p>77.1593095772</text:p>
          </table:table-cell>
          <table:table-cell/>
          <table:table-cell table:formula="of:=512/(26.52*0.1*0.25)" office:value-type="float" office:value="772.247360482655" calcext:value-type="float">
            <text:p>772.2473604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0" calcext:value-type="float">
            <text:p>570</text:p>
          </table:table-cell>
          <table:table-cell office:value-type="float" office:value="519" calcext:value-type="float">
            <text:p>519</text:p>
          </table:table-cell>
          <table:table-cell table:formula="of:=SQRT(([.B5]-512)^2+([.C5]-512)^2)" office:value-type="float" office:value="58.4208866759141" calcext:value-type="float">
            <text:p>58.4208866759</text:p>
          </table:table-cell>
          <table:table-cell office:value-type="float" office:value="88.4" calcext:value-type="float">
            <text:p>88.4</text:p>
          </table:table-cell>
          <table:table-cell table:formula="of:=26.52*0.1*0.25*[.E5]" office:value-type="float" office:value="58.6092" calcext:value-type="float">
            <text:p>58.6092</text:p>
          </table:table-cell>
          <table:table-cell table:formula="of:=180-ATAN(([.C5]-512)/([.B5]-512))*(180/3.141)" office:value-type="float" office:value="173.116977904475" calcext:value-type="float">
            <text:p>173.1169779045</text:p>
          </table:table-cell>
          <table:table-cell table:formula="of:=ABS([.D5]-[.F5])" office:value-type="float" office:value="0.18831332408589" calcext:value-type="float">
            <text:p>0.1883133241</text:p>
          </table:table-cell>
          <table:table-cell table:formula="of:=[.D5]/(26.52*0.1*0.25)" office:value-type="float" office:value="88.1159678369745" calcext:value-type="float">
            <text:p>88.11596783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3" calcext:value-type="float">
            <text:p>613</text:p>
          </table:table-cell>
          <table:table-cell office:value-type="float" office:value="529" calcext:value-type="float">
            <text:p>529</text:p>
          </table:table-cell>
          <table:table-cell table:formula="of:=SQRT(([.B6]-512)^2+([.C6]-512)^2)" office:value-type="float" office:value="102.420701032555" calcext:value-type="float">
            <text:p>102.4207010326</text:p>
          </table:table-cell>
          <table:table-cell office:value-type="float" office:value="150.4" calcext:value-type="float">
            <text:p>150.4</text:p>
          </table:table-cell>
          <table:table-cell table:formula="of:=26.52*0.1*0.25*[.E6]" office:value-type="float" office:value="99.7152" calcext:value-type="float">
            <text:p>99.7152</text:p>
          </table:table-cell>
          <table:table-cell table:formula="of:=180-ATAN(([.C6]-512)/([.B6]-512))*(180/3.141)" office:value-type="float" office:value="170.443907594688" calcext:value-type="float">
            <text:p>170.4439075947</text:p>
          </table:table-cell>
          <table:table-cell table:formula="of:=ABS([.D6]-[.F6])" office:value-type="float" office:value="2.70550103255492" calcext:value-type="float">
            <text:p>2.7055010326</text:p>
          </table:table-cell>
          <table:table-cell table:formula="of:=[.D6]/(26.52*0.1*0.25)" office:value-type="float" office:value="154.480695373386" calcext:value-type="float">
            <text:p>154.480695373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2" calcext:value-type="float">
            <text:p>642</text:p>
          </table:table-cell>
          <table:table-cell office:value-type="float" office:value="526" calcext:value-type="float">
            <text:p>526</text:p>
          </table:table-cell>
          <table:table-cell table:formula="of:=SQRT(([.B7]-512)^2+([.C7]-512)^2)" office:value-type="float" office:value="130.751673029449" calcext:value-type="float">
            <text:p>130.7516730295</text:p>
          </table:table-cell>
          <table:table-cell office:value-type="float" office:value="204.3" calcext:value-type="float">
            <text:p>204.3</text:p>
          </table:table-cell>
          <table:table-cell table:formula="of:=26.52*0.1*0.25*[.E7]" office:value-type="float" office:value="135.4509" calcext:value-type="float">
            <text:p>135.4509</text:p>
          </table:table-cell>
          <table:table-cell table:formula="of:=180-ATAN(([.C7]-512)/([.B7]-512))*(180/3.141)" office:value-type="float" office:value="173.852214576023" calcext:value-type="float">
            <text:p>173.852214576</text:p>
          </table:table-cell>
          <table:table-cell table:formula="of:=ABS([.D7]-[.F7])" office:value-type="float" office:value="4.6992269705508" calcext:value-type="float">
            <text:p>4.6992269706</text:p>
          </table:table-cell>
          <table:table-cell table:formula="of:=[.D7]/(26.52*0.1*0.25)" office:value-type="float" office:value="197.212176515006" calcext:value-type="float">
            <text:p>197.212176515</text:p>
          </table:table-cell>
          <table:table-cell office:value-type="string" calcext:value-type="string">
            <text:p>ケプストラム上に二箇所極小値がある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3" calcext:value-type="float">
            <text:p>663</text:p>
          </table:table-cell>
          <table:table-cell office:value-type="float" office:value="535" calcext:value-type="float">
            <text:p>535</text:p>
          </table:table-cell>
          <table:table-cell table:formula="of:=SQRT(([.B8]-512)^2+([.C8]-512)^2)" office:value-type="float" office:value="152.74161188098" calcext:value-type="float">
            <text:p>152.741611881</text:p>
          </table:table-cell>
          <table:table-cell office:value-type="float" office:value="222.1" calcext:value-type="float">
            <text:p>222.1</text:p>
          </table:table-cell>
          <table:table-cell table:formula="of:=26.52*0.1*0.25*[.E8]" office:value-type="float" office:value="147.2523" calcext:value-type="float">
            <text:p>147.2523</text:p>
          </table:table-cell>
          <table:table-cell table:formula="of:=180-ATAN(([.C8]-512)/([.B8]-512))*(180/3.141)" office:value-type="float" office:value="171.337762219697" calcext:value-type="float">
            <text:p>171.3377622197</text:p>
          </table:table-cell>
          <table:table-cell table:formula="of:=ABS([.D8]-[.F8])" office:value-type="float" office:value="5.48931188098024" calcext:value-type="float">
            <text:p>5.489311881</text:p>
          </table:table-cell>
          <table:table-cell table:formula="of:=[.D8]/(26.52*0.1*0.25)" office:value-type="float" office:value="230.379505099518" calcext:value-type="float">
            <text:p>230.379505099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2" calcext:value-type="float">
            <text:p>822</text:p>
          </table:table-cell>
          <table:table-cell office:value-type="float" office:value="550" calcext:value-type="float">
            <text:p>550</text:p>
          </table:table-cell>
          <table:table-cell table:formula="of:=SQRT(([.B9]-512)^2+([.C9]-512)^2)" office:value-type="float" office:value="312.320348360461" calcext:value-type="float">
            <text:p>312.3203483605</text:p>
          </table:table-cell>
          <table:table-cell office:value-type="float" office:value="473.6" calcext:value-type="float">
            <text:p>473.6</text:p>
          </table:table-cell>
          <table:table-cell table:formula="of:=26.52*0.1*0.25*[.E9]" office:value-type="float" office:value="313.9968" calcext:value-type="float">
            <text:p>313.9968</text:p>
          </table:table-cell>
          <table:table-cell table:formula="of:=180-ATAN(([.C9]-512)/([.B9]-512))*(180/3.141)" office:value-type="float" office:value="173.010191660171" calcext:value-type="float">
            <text:p>173.0101916602</text:p>
          </table:table-cell>
          <table:table-cell table:formula="of:=ABS([.D9]-[.F9])" office:value-type="float" office:value="1.67645163953853" calcext:value-type="float">
            <text:p>1.6764516395</text:p>
          </table:table-cell>
          <table:table-cell table:formula="of:=[.D9]/(26.52*0.1*0.25)" office:value-type="float" office:value="471.07141532498" calcext:value-type="float">
            <text:p>471.0714153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6" calcext:value-type="float">
            <text:p>696</text:p>
          </table:table-cell>
          <table:table-cell office:value-type="float" office:value="538" calcext:value-type="float">
            <text:p>538</text:p>
          </table:table-cell>
          <table:table-cell table:formula="of:=SQRT(([.B10]-512)^2+([.C10]-512)^2)" office:value-type="float" office:value="185.827877348906" calcext:value-type="float">
            <text:p>185.8278773489</text:p>
          </table:table-cell>
          <table:table-cell office:value-type="float" office:value="255.2" calcext:value-type="float">
            <text:p>255.2</text:p>
          </table:table-cell>
          <table:table-cell table:formula="of:=26.52*0.1*0.25*[.E10]" office:value-type="float" office:value="169.1976" calcext:value-type="float">
            <text:p>169.1976</text:p>
          </table:table-cell>
          <table:table-cell table:formula="of:=180-ATAN(([.C10]-512)/([.B10]-512))*(180/3.141)" office:value-type="float" office:value="171.955588208348" calcext:value-type="float">
            <text:p>171.9555882083</text:p>
          </table:table-cell>
          <table:table-cell table:formula="of:=ABS([.D10]-[.F10])" office:value-type="float" office:value="16.6302773489059" calcext:value-type="float">
            <text:p>16.6302773489</text:p>
          </table:table-cell>
          <table:table-cell table:formula="of:=[.D10]/(26.52*0.1*0.25)" office:value-type="float" office:value="280.283374583568" calcext:value-type="float">
            <text:p>280.283374583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8" calcext:value-type="float">
            <text:p>858</text:p>
          </table:table-cell>
          <table:table-cell office:value-type="float" office:value="554" calcext:value-type="float">
            <text:p>554</text:p>
          </table:table-cell>
          <table:table-cell table:formula="of:=SQRT(([.B11]-512)^2+([.C11]-512)^2)" office:value-type="float" office:value="348.539811212435" calcext:value-type="float">
            <text:p>348.5398112124</text:p>
          </table:table-cell>
          <table:table-cell office:value-type="float" office:value="508.1" calcext:value-type="float">
            <text:p>508.1</text:p>
          </table:table-cell>
          <table:table-cell table:formula="of:=26.52*0.1*0.25*[.E11]" office:value-type="float" office:value="336.8703" calcext:value-type="float">
            <text:p>336.8703</text:p>
          </table:table-cell>
          <table:table-cell table:formula="of:=180-ATAN(([.C11]-512)/([.B11]-512))*(180/3.141)" office:value-type="float" office:value="173.077576463694" calcext:value-type="float">
            <text:p>173.0775764637</text:p>
          </table:table-cell>
          <table:table-cell table:formula="of:=ABS([.D11]-[.F11])" office:value-type="float" office:value="11.6695112124352" calcext:value-type="float">
            <text:p>11.6695112124</text:p>
          </table:table-cell>
          <table:table-cell table:formula="of:=[.D11]/(26.52*0.1*0.25)" office:value-type="float" office:value="525.701072718605" calcext:value-type="float">
            <text:p>525.701072718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1" calcext:value-type="float">
            <text:p>891</text:p>
          </table:table-cell>
          <table:table-cell office:value-type="float" office:value="556" calcext:value-type="float">
            <text:p>556</text:p>
          </table:table-cell>
          <table:table-cell table:formula="of:=SQRT(([.B12]-512)^2+([.C12]-512)^2)" office:value-type="float" office:value="381.545541187418" calcext:value-type="float">
            <text:p>381.5455411874</text:p>
          </table:table-cell>
          <table:table-cell office:value-type="float" office:value="561.8" calcext:value-type="float">
            <text:p>561.8</text:p>
          </table:table-cell>
          <table:table-cell table:formula="of:=26.52*0.1*0.25*[.E12]" office:value-type="float" office:value="372.4734" calcext:value-type="float">
            <text:p>372.4734</text:p>
          </table:table-cell>
          <table:table-cell table:formula="of:=180-ATAN(([.C12]-512)/([.B12]-512))*(180/3.141)" office:value-type="float" office:value="173.376642597363" calcext:value-type="float">
            <text:p>173.3766425974</text:p>
          </table:table-cell>
          <table:table-cell table:formula="of:=ABS([.D12]-[.F12])" office:value-type="float" office:value="9.07214118741842" calcext:value-type="float">
            <text:p>9.0721411874</text:p>
          </table:table-cell>
          <table:table-cell table:formula="of:=[.D12]/(26.52*0.1*0.25)" office:value-type="float" office:value="575.483470870918" calcext:value-type="float">
            <text:p>575.4834708709</text:p>
          </table:table-cell>
          <table:table-cell office:value-type="string" calcext:value-type="string">
            <text:p>optitrackで二箇所データがある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72" calcext:value-type="float">
            <text:p>872</text:p>
          </table:table-cell>
          <table:table-cell office:value-type="float" office:value="556" calcext:value-type="float">
            <text:p>556</text:p>
          </table:table-cell>
          <table:table-cell table:formula="of:=SQRT(([.B13]-512)^2+([.C13]-512)^2)" office:value-type="float" office:value="362.678921361581" calcext:value-type="float">
            <text:p>362.6789213616</text:p>
          </table:table-cell>
          <table:table-cell office:value-type="float" office:value="543.6" calcext:value-type="float">
            <text:p>543.6</text:p>
          </table:table-cell>
          <table:table-cell table:formula="of:=26.52*0.1*0.25*[.E13]" office:value-type="float" office:value="360.4068" calcext:value-type="float">
            <text:p>360.4068</text:p>
          </table:table-cell>
          <table:table-cell table:formula="of:=180-ATAN(([.C13]-512)/([.B13]-512))*(180/3.141)" office:value-type="float" office:value="173.030428466398" calcext:value-type="float">
            <text:p>173.0304284664</text:p>
          </table:table-cell>
          <table:table-cell table:formula="of:=ABS([.D13]-[.F13])" office:value-type="float" office:value="2.27212136158118" calcext:value-type="float">
            <text:p>2.2721213616</text:p>
          </table:table-cell>
          <table:table-cell table:formula="of:=[.D13]/(26.52*0.1*0.25)" office:value-type="float" office:value="547.027030711284" calcext:value-type="float">
            <text:p>547.02703071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9" calcext:value-type="float">
            <text:p>739</text:p>
          </table:table-cell>
          <table:table-cell office:value-type="float" office:value="546" calcext:value-type="float">
            <text:p>546</text:p>
          </table:table-cell>
          <table:table-cell table:formula="of:=SQRT(([.B14]-512)^2+([.C14]-512)^2)" office:value-type="float" office:value="229.532132826757" calcext:value-type="float">
            <text:p>229.5321328268</text:p>
          </table:table-cell>
          <table:table-cell office:value-type="float" office:value="358.1" calcext:value-type="float">
            <text:p>358.1</text:p>
          </table:table-cell>
          <table:table-cell table:formula="of:=26.52*0.1*0.25*[.E14]" office:value-type="float" office:value="237.4203" calcext:value-type="float">
            <text:p>237.4203</text:p>
          </table:table-cell>
          <table:table-cell table:formula="of:=180-ATAN(([.C14]-512)/([.B14]-512))*(180/3.141)" office:value-type="float" office:value="171.479970015657" calcext:value-type="float">
            <text:p>171.4799700157</text:p>
          </table:table-cell>
          <table:table-cell table:formula="of:=ABS([.D14]-[.F14])" office:value-type="float" office:value="7.88816717324306" calcext:value-type="float">
            <text:p>7.8881671732</text:p>
          </table:table-cell>
          <table:table-cell table:formula="of:=[.D14]/(26.52*0.1*0.25)" office:value-type="float" office:value="346.202311955893" calcext:value-type="float">
            <text:p>346.202311955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office:value-type="float" office:value="588" calcext:value-type="float">
            <text:p>588</text:p>
          </table:table-cell>
          <table:table-cell table:formula="of:=SQRT(([.B15]-512)^2+([.C15]-512)^2)" office:value-type="float" office:value="434.695295580709" calcext:value-type="float">
            <text:p>434.6952955807</text:p>
          </table:table-cell>
          <table:table-cell office:value-type="float" office:value="603.1" calcext:value-type="float">
            <text:p>603.1</text:p>
          </table:table-cell>
          <table:table-cell table:formula="of:=26.52*0.1*0.25*[.E15]" office:value-type="float" office:value="399.8553" calcext:value-type="float">
            <text:p>399.8553</text:p>
          </table:table-cell>
          <table:table-cell table:formula="of:=180-ATAN(([.C15]-512)/([.B15]-512))*(180/3.141)" office:value-type="float" office:value="169.929037439234" calcext:value-type="float">
            <text:p>169.9290374392</text:p>
          </table:table-cell>
          <table:table-cell table:formula="of:=ABS([.D15]-[.F15])" office:value-type="float" office:value="34.839995580709" calcext:value-type="float">
            <text:p>34.8399955807</text:p>
          </table:table-cell>
          <table:table-cell table:formula="of:=[.D15]/(26.52*0.1*0.25)" office:value-type="float" office:value="655.649012942246" calcext:value-type="float">
            <text:p>655.649012942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4" calcext:value-type="float">
            <text:p>724</text:p>
          </table:table-cell>
          <table:table-cell office:value-type="float" office:value="540" calcext:value-type="float">
            <text:p>540</text:p>
          </table:table-cell>
          <table:table-cell table:formula="of:=SQRT(([.B16]-512)^2+([.C16]-512)^2)" office:value-type="float" office:value="213.841062473979" calcext:value-type="float">
            <text:p>213.841062474</text:p>
          </table:table-cell>
          <table:table-cell office:value-type="float" office:value="320.2" calcext:value-type="float">
            <text:p>320.2</text:p>
          </table:table-cell>
          <table:table-cell table:formula="of:=26.52*0.1*0.25*[.E16]" office:value-type="float" office:value="212.2926" calcext:value-type="float">
            <text:p>212.2926</text:p>
          </table:table-cell>
          <table:table-cell table:formula="of:=180-ATAN(([.C16]-512)/([.B16]-512))*(180/3.141)" office:value-type="float" office:value="172.474759943663" calcext:value-type="float">
            <text:p>172.4747599437</text:p>
          </table:table-cell>
          <table:table-cell table:formula="of:=ABS([.D16]-[.F16])" office:value-type="float" office:value="1.54846247397856" calcext:value-type="float">
            <text:p>1.548462474</text:p>
          </table:table-cell>
          <table:table-cell table:formula="of:=[.D16]/(26.52*0.1*0.25)" office:value-type="float" office:value="322.535539176438" calcext:value-type="float">
            <text:p>322.535539176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1" calcext:value-type="float">
            <text:p>841</text:p>
          </table:table-cell>
          <table:table-cell office:value-type="float" office:value="561" calcext:value-type="float">
            <text:p>561</text:p>
          </table:table-cell>
          <table:table-cell table:formula="of:=SQRT(([.B17]-512)^2+([.C17]-512)^2)" office:value-type="float" office:value="332.628922374468" calcext:value-type="float">
            <text:p>332.6289223745</text:p>
          </table:table-cell>
          <table:table-cell office:value-type="float" office:value="503.5" calcext:value-type="float">
            <text:p>503.5</text:p>
          </table:table-cell>
          <table:table-cell table:formula="of:=26.52*0.1*0.25*[.E17]" office:value-type="float" office:value="333.8205" calcext:value-type="float">
            <text:p>333.8205</text:p>
          </table:table-cell>
          <table:table-cell table:formula="of:=180-ATAN(([.C17]-512)/([.B17]-512))*(180/3.141)" office:value-type="float" office:value="171.527257005229" calcext:value-type="float">
            <text:p>171.5272570052</text:p>
          </table:table-cell>
          <table:table-cell table:formula="of:=ABS([.D17]-[.F17])" office:value-type="float" office:value="1.19157762553181" calcext:value-type="float">
            <text:p>1.1915776255</text:p>
          </table:table-cell>
          <table:table-cell table:formula="of:=[.D17]/(26.52*0.1*0.25)" office:value-type="float" office:value="501.702748679439" calcext:value-type="float">
            <text:p>501.702748679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office:value-type="float" office:value="545" calcext:value-type="float">
            <text:p>545</text:p>
          </table:table-cell>
          <table:table-cell table:formula="of:=SQRT(([.B18]-512)^2+([.C18]-512)^2)" office:value-type="float" office:value="241.267486412902" calcext:value-type="float">
            <text:p>241.2674864129</text:p>
          </table:table-cell>
          <table:table-cell office:value-type="float" office:value="364.9" calcext:value-type="float">
            <text:p>364.9</text:p>
          </table:table-cell>
          <table:table-cell table:formula="of:=26.52*0.1*0.25*[.E18]" office:value-type="float" office:value="241.9287" calcext:value-type="float">
            <text:p>241.9287</text:p>
          </table:table-cell>
          <table:table-cell table:formula="of:=180-ATAN(([.C18]-512)/([.B18]-512))*(180/3.141)" office:value-type="float" office:value="172.137091277592" calcext:value-type="float">
            <text:p>172.1370912776</text:p>
          </table:table-cell>
          <table:table-cell table:formula="of:=ABS([.D18]-[.F18])" office:value-type="float" office:value="0.661213587097677" calcext:value-type="float">
            <text:p>0.6612135871</text:p>
          </table:table-cell>
          <table:table-cell table:formula="of:=[.D18]/(26.52*0.1*0.25)" office:value-type="float" office:value="363.902694438767" calcext:value-type="float">
            <text:p>363.902694438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or gnuplot</text:p>
          </table:table-cell>
          <table:table-cell office:value-type="string" calcext:value-type="string">
            <text:p>速度版</text:p>
          </table:table-cell>
          <table:table-cell table:number-columns-repeated="5"/>
          <table:table-cell table:formula="of:=[.D20]/(26.52*0.1*0.25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rue velocity</text:p>
          </table:table-cell>
          <table:table-cell office:value-type="string" calcext:value-type="string">
            <text:p>estimation velocity</text:p>
          </table:table-cell>
          <table:table-cell office:value-type="string" calcext:value-type="string">
            <text:p>error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78" calcext:value-type="float">
            <text:p>78</text:p>
          </table:table-cell>
          <table:table-cell office:value-type="float" office:value="77.1593095772468" calcext:value-type="float">
            <text:p>77.1593095772</text:p>
          </table:table-cell>
          <table:table-cell table:formula="of:=[.D22]-[.B22]" office:value-type="float" office:value="-0.840690422753198" calcext:value-type="float">
            <text:p>-0.8406904228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88.4" calcext:value-type="float">
            <text:p>88.4</text:p>
          </table:table-cell>
          <table:table-cell office:value-type="float" office:value="88.1159678369745" calcext:value-type="float">
            <text:p>88.115967837</text:p>
          </table:table-cell>
          <table:table-cell table:formula="of:=[.D23]-[.B23]" office:value-type="float" office:value="-0.2840321630255" calcext:value-type="float">
            <text:p>-0.28403216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50.4" calcext:value-type="float">
            <text:p>150.4</text:p>
          </table:table-cell>
          <table:table-cell office:value-type="float" office:value="154.480695373386" calcext:value-type="float">
            <text:p>154.4806953734</text:p>
          </table:table-cell>
          <table:table-cell table:formula="of:=[.D24]-[.B24]" office:value-type="float" office:value="4.08069537338599" calcext:value-type="float">
            <text:p>4.0806953734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04.3" calcext:value-type="float">
            <text:p>204.3</text:p>
          </table:table-cell>
          <table:table-cell office:value-type="float" office:value="197.212176515006" calcext:value-type="float">
            <text:p>197.212176515</text:p>
          </table:table-cell>
          <table:table-cell table:formula="of:=[.D25]-[.B25]" office:value-type="float" office:value="-7.087823484994" calcext:value-type="float">
            <text:p>-7.08782348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22.1" calcext:value-type="float">
            <text:p>222.1</text:p>
          </table:table-cell>
          <table:table-cell office:value-type="float" office:value="230.379505099518" calcext:value-type="float">
            <text:p>230.3795050995</text:p>
          </table:table-cell>
          <table:table-cell table:formula="of:=[.D26]-[.B26]" office:value-type="float" office:value="8.27950509951802" calcext:value-type="float">
            <text:p>8.279505099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55.2" calcext:value-type="float">
            <text:p>255.2</text:p>
          </table:table-cell>
          <table:table-cell office:value-type="float" office:value="280.283374583568" calcext:value-type="float">
            <text:p>280.2833745836</text:p>
          </table:table-cell>
          <table:table-cell table:formula="of:=[.D27]-[.B27]" office:value-type="float" office:value="25.083374583568" calcext:value-type="float">
            <text:p>25.083374583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20.2" calcext:value-type="float">
            <text:p>320.2</text:p>
          </table:table-cell>
          <table:table-cell office:value-type="float" office:value="322.535539176438" calcext:value-type="float">
            <text:p>322.5355391764</text:p>
          </table:table-cell>
          <table:table-cell table:formula="of:=[.D28]-[.B28]" office:value-type="float" office:value="2.33553917643803" calcext:value-type="float">
            <text:p>2.3355391764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58.1" calcext:value-type="float">
            <text:p>358.1</text:p>
          </table:table-cell>
          <table:table-cell office:value-type="float" office:value="346.202311955893" calcext:value-type="float">
            <text:p>346.2023119559</text:p>
          </table:table-cell>
          <table:table-cell table:formula="of:=[.D29]-[.B29]" office:value-type="float" office:value="-11.897688044107" calcext:value-type="float">
            <text:p>-11.8976880441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64.9" calcext:value-type="float">
            <text:p>364.9</text:p>
          </table:table-cell>
          <table:table-cell office:value-type="float" office:value="363.902694438767" calcext:value-type="float">
            <text:p>363.9026944388</text:p>
          </table:table-cell>
          <table:table-cell table:formula="of:=[.D30]-[.B30]" office:value-type="float" office:value="-0.997305561232963" calcext:value-type="float">
            <text:p>-0.9973055612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473.6" calcext:value-type="float">
            <text:p>473.6</text:p>
          </table:table-cell>
          <table:table-cell office:value-type="float" office:value="471.07141532498" calcext:value-type="float">
            <text:p>471.071415325</text:p>
          </table:table-cell>
          <table:table-cell table:formula="of:=[.D31]-[.B31]" office:value-type="float" office:value="-2.52858467502" calcext:value-type="float">
            <text:p>-2.52858467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03.5" calcext:value-type="float">
            <text:p>503.5</text:p>
          </table:table-cell>
          <table:table-cell office:value-type="float" office:value="501.702748679439" calcext:value-type="float">
            <text:p>501.7027486794</text:p>
          </table:table-cell>
          <table:table-cell table:formula="of:=[.D32]-[.B32]" office:value-type="float" office:value="-1.79725132056097" calcext:value-type="float">
            <text:p>-1.797251320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08.1" calcext:value-type="float">
            <text:p>508.1</text:p>
          </table:table-cell>
          <table:table-cell office:value-type="float" office:value="525.701072718605" calcext:value-type="float">
            <text:p>525.7010727186</text:p>
          </table:table-cell>
          <table:table-cell table:formula="of:=[.D33]-[.B33]" office:value-type="float" office:value="17.601072718605" calcext:value-type="float">
            <text:p>17.601072718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43.6" calcext:value-type="float">
            <text:p>543.6</text:p>
          </table:table-cell>
          <table:table-cell office:value-type="float" office:value="547.027030711284" calcext:value-type="float">
            <text:p>547.0270307113</text:p>
          </table:table-cell>
          <table:table-cell table:formula="of:=[.D34]-[.B34]" office:value-type="float" office:value="3.42703071128403" calcext:value-type="float">
            <text:p>3.427030711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61.8" calcext:value-type="float">
            <text:p>561.8</text:p>
          </table:table-cell>
          <table:table-cell office:value-type="float" office:value="575.483470870918" calcext:value-type="float">
            <text:p>575.4834708709</text:p>
          </table:table-cell>
          <table:table-cell table:formula="of:=[.D35]-[.B35]" office:value-type="float" office:value="13.6834708709181" calcext:value-type="float">
            <text:p>13.6834708709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603.1" calcext:value-type="float">
            <text:p>603.1</text:p>
          </table:table-cell>
          <table:table-cell office:value-type="float" office:value="655.649012942246" calcext:value-type="float">
            <text:p>655.6490129422</text:p>
          </table:table-cell>
          <table:table-cell table:formula="of:=[.D36]-[.B36]" office:value-type="float" office:value="52.549012942246" calcext:value-type="float">
            <text:p>52.549012942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or gnuplot</text:p>
          </table:table-cell>
          <table:table-cell office:value-type="string" calcext:value-type="string">
            <text:p>ぶれ版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string" calcext:value-type="string">
            <text:p>真値</text:p>
          </table:table-cell>
          <table:table-cell office:value-type="string" calcext:value-type="string">
            <text:p>推定値</text:p>
          </table:table-cell>
          <table:table-cell office:value-type="string" calcext:value-type="string">
            <text:p>誤差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1.714" calcext:value-type="float">
            <text:p>51.714</text:p>
          </table:table-cell>
          <table:table-cell office:value-type="float" office:value="51.1566222497147" calcext:value-type="float">
            <text:p>51.1566222497</text:p>
          </table:table-cell>
          <table:table-cell table:formula="of:=[.D40]-[.B40]" office:value-type="float" office:value="-0.557377750285298" calcext:value-type="float">
            <text:p>-0.557377750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8.6092" calcext:value-type="float">
            <text:p>58.6092</text:p>
          </table:table-cell>
          <table:table-cell office:value-type="float" office:value="58.4208866759141" calcext:value-type="float">
            <text:p>58.4208866759</text:p>
          </table:table-cell>
          <table:table-cell table:formula="of:=[.D41]-[.B41]" office:value-type="float" office:value="-0.188313324085904" calcext:value-type="float">
            <text:p>-0.1883133241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99.7152" calcext:value-type="float">
            <text:p>99.7152</text:p>
          </table:table-cell>
          <table:table-cell office:value-type="float" office:value="102.420701032555" calcext:value-type="float">
            <text:p>102.4207010326</text:p>
          </table:table-cell>
          <table:table-cell table:formula="of:=[.D42]-[.B42]" office:value-type="float" office:value="2.70550103255501" calcext:value-type="float">
            <text:p>2.705501032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35.4509" calcext:value-type="float">
            <text:p>135.4509</text:p>
          </table:table-cell>
          <table:table-cell office:value-type="float" office:value="130.751673029449" calcext:value-type="float">
            <text:p>130.7516730294</text:p>
          </table:table-cell>
          <table:table-cell table:formula="of:=[.D43]-[.B43]" office:value-type="float" office:value="-4.699226970551" calcext:value-type="float">
            <text:p>-4.699226970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47.2523" calcext:value-type="float">
            <text:p>147.2523</text:p>
          </table:table-cell>
          <table:table-cell office:value-type="float" office:value="152.74161188098" calcext:value-type="float">
            <text:p>152.741611881</text:p>
          </table:table-cell>
          <table:table-cell table:formula="of:=[.D44]-[.B44]" office:value-type="float" office:value="5.48931188098001" calcext:value-type="float">
            <text:p>5.489311881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69.1976" calcext:value-type="float">
            <text:p>169.1976</text:p>
          </table:table-cell>
          <table:table-cell office:value-type="float" office:value="185.827877348906" calcext:value-type="float">
            <text:p>185.8278773489</text:p>
          </table:table-cell>
          <table:table-cell table:formula="of:=[.D45]-[.B45]" office:value-type="float" office:value="16.630277348906" calcext:value-type="float">
            <text:p>16.6302773489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12.2926" calcext:value-type="float">
            <text:p>212.2926</text:p>
          </table:table-cell>
          <table:table-cell office:value-type="float" office:value="213.841062473979" calcext:value-type="float">
            <text:p>213.841062474</text:p>
          </table:table-cell>
          <table:table-cell table:formula="of:=[.D46]-[.B46]" office:value-type="float" office:value="1.54846247397902" calcext:value-type="float">
            <text:p>1.548462474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37.4203" calcext:value-type="float">
            <text:p>237.4203</text:p>
          </table:table-cell>
          <table:table-cell office:value-type="float" office:value="229.532132826757" calcext:value-type="float">
            <text:p>229.5321328268</text:p>
          </table:table-cell>
          <table:table-cell table:formula="of:=[.D47]-[.B47]" office:value-type="float" office:value="-7.88816717324301" calcext:value-type="float">
            <text:p>-7.8881671732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41.9287" calcext:value-type="float">
            <text:p>241.9287</text:p>
          </table:table-cell>
          <table:table-cell office:value-type="float" office:value="241.267486412902" calcext:value-type="float">
            <text:p>241.2674864129</text:p>
          </table:table-cell>
          <table:table-cell table:formula="of:=[.D48]-[.B48]" office:value-type="float" office:value="-0.66121358709799" calcext:value-type="float">
            <text:p>-0.6612135871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13.9968" calcext:value-type="float">
            <text:p>313.9968</text:p>
          </table:table-cell>
          <table:table-cell office:value-type="float" office:value="312.320348360461" calcext:value-type="float">
            <text:p>312.3203483605</text:p>
          </table:table-cell>
          <table:table-cell table:formula="of:=[.D49]-[.B49]" office:value-type="float" office:value="-1.67645163953898" calcext:value-type="float">
            <text:p>-1.676451639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33.8205" calcext:value-type="float">
            <text:p>333.8205</text:p>
          </table:table-cell>
          <table:table-cell office:value-type="float" office:value="332.628922374468" calcext:value-type="float">
            <text:p>332.6289223745</text:p>
          </table:table-cell>
          <table:table-cell table:formula="of:=[.D50]-[.B50]" office:value-type="float" office:value="-1.19157762553198" calcext:value-type="float">
            <text:p>-1.191577625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36.8703" calcext:value-type="float">
            <text:p>336.8703</text:p>
          </table:table-cell>
          <table:table-cell office:value-type="float" office:value="348.539811212435" calcext:value-type="float">
            <text:p>348.5398112124</text:p>
          </table:table-cell>
          <table:table-cell table:formula="of:=[.D51]-[.B51]" office:value-type="float" office:value="11.669511212435" calcext:value-type="float">
            <text:p>11.6695112124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60.4068" calcext:value-type="float">
            <text:p>360.4068</text:p>
          </table:table-cell>
          <table:table-cell office:value-type="float" office:value="362.678921361581" calcext:value-type="float">
            <text:p>362.6789213616</text:p>
          </table:table-cell>
          <table:table-cell table:formula="of:=[.D52]-[.B52]" office:value-type="float" office:value="2.27212136158101" calcext:value-type="float">
            <text:p>2.272121361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72.4734" calcext:value-type="float">
            <text:p>372.4734</text:p>
          </table:table-cell>
          <table:table-cell office:value-type="float" office:value="381.545541187418" calcext:value-type="float">
            <text:p>381.5455411874</text:p>
          </table:table-cell>
          <table:table-cell table:formula="of:=[.D53]-[.B53]" office:value-type="float" office:value="9.07214118741797" calcext:value-type="float">
            <text:p>9.0721411874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99.8553" calcext:value-type="float">
            <text:p>399.8553</text:p>
          </table:table-cell>
          <table:table-cell office:value-type="float" office:value="434.695295580709" calcext:value-type="float">
            <text:p>434.6952955807</text:p>
          </table:table-cell>
          <table:table-cell table:formula="of:=[.D54]-[.B54]" office:value-type="float" office:value="34.839995580709" calcext:value-type="float">
            <text:p>34.8399955807</text:p>
          </table:table-cell>
          <table:table-cell table:number-columns-repeated="6"/>
        </table:table-row>
      </table:table>
      <table:table table:name="simulation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p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ngth est</text:p>
          </table:table-cell>
          <table:table-cell office:value-type="string" calcext:value-type="string">
            <text:p>velocity est</text:p>
          </table:table-cell>
          <table:table-cell office:value-type="string" calcext:value-type="string">
            <text:p>length true</text:p>
          </table:table-cell>
          <table:table-cell office:value-type="string" calcext:value-type="string">
            <text:p>velocity true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40" calcext:value-type="float">
            <text:p>40</text:p>
          </table:table-cell>
          <table:table-cell table:formula="of:=SQRT(([.B5]-256)^2+([.C5]-256)^2)" office:value-type="float" office:value="249.561615638303" calcext:value-type="float">
            <text:p>249.5616156383</text:p>
          </table:table-cell>
          <table:table-cell table:formula="of:=[.D5]*2.427" office:value-type="float" office:value="605.686041154161" calcext:value-type="float">
            <text:p>605.6860411542</text:p>
          </table:table-cell>
          <table:table-cell office:value-type="float" office:value="250" calcext:value-type="float">
            <text:p>250</text:p>
          </table:table-cell>
          <table:table-cell table:formula="of:=[.F5]*2.427" office:value-type="float" office:value="606.75" calcext:value-type="float">
            <text:p>606.75</text:p>
          </table:table-cell>
          <table:table-cell table:formula="of:=2.427*([.D5]-[.F5])" office:value-type="float" office:value="-1.06395884583901" calcext:value-type="float">
            <text:p>-1.06395884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83" calcext:value-type="float">
            <text:p>83</text:p>
          </table:table-cell>
          <table:table-cell table:formula="of:=SQRT(([.B6]-256)^2+([.C6]-256)^2)" office:value-type="float" office:value="199.822421164393" calcext:value-type="float">
            <text:p>199.8224211644</text:p>
          </table:table-cell>
          <table:table-cell table:formula="of:=[.D6]*2.427" office:value-type="float" office:value="484.969016165982" calcext:value-type="float">
            <text:p>484.969016166</text:p>
          </table:table-cell>
          <table:table-cell office:value-type="float" office:value="200" calcext:value-type="float">
            <text:p>200</text:p>
          </table:table-cell>
          <table:table-cell table:formula="of:=[.F6]*2.427" office:value-type="float" office:value="485.4" calcext:value-type="float">
            <text:p>485.4</text:p>
          </table:table-cell>
          <table:table-cell table:formula="of:=2.427*([.D6]-[.F6])" office:value-type="float" office:value="-0.430983834018519" calcext:value-type="float">
            <text:p>-0.4309838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office:value-type="float" office:value="109" calcext:value-type="float">
            <text:p>109</text:p>
          </table:table-cell>
          <table:table-cell table:formula="of:=SQRT(([.B7]-256)^2+([.C7]-256)^2)" office:value-type="float" office:value="169.805771397794" calcext:value-type="float">
            <text:p>169.8057713978</text:p>
          </table:table-cell>
          <table:table-cell table:formula="of:=[.D7]*2.427" office:value-type="float" office:value="412.118607182447" calcext:value-type="float">
            <text:p>412.1186071824</text:p>
          </table:table-cell>
          <table:table-cell office:value-type="float" office:value="170" calcext:value-type="float">
            <text:p>170</text:p>
          </table:table-cell>
          <table:table-cell table:formula="of:=[.F7]*2.427" office:value-type="float" office:value="412.59" calcext:value-type="float">
            <text:p>412.59</text:p>
          </table:table-cell>
          <table:table-cell table:formula="of:=2.427*([.D7]-[.F7])" office:value-type="float" office:value="-0.47139281755309" calcext:value-type="float">
            <text:p>-0.47139281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  <table:table-cell office:value-type="float" office:value="152" calcext:value-type="float">
            <text:p>152</text:p>
          </table:table-cell>
          <table:table-cell table:formula="of:=SQRT(([.B8]-256)^2+([.C8]-256)^2)" office:value-type="float" office:value="120.066648158429" calcext:value-type="float">
            <text:p>120.0666481584</text:p>
          </table:table-cell>
          <table:table-cell table:formula="of:=[.D8]*2.427" office:value-type="float" office:value="291.401755080507" calcext:value-type="float">
            <text:p>291.4017550805</text:p>
          </table:table-cell>
          <table:table-cell office:value-type="float" office:value="120" calcext:value-type="float">
            <text:p>120</text:p>
          </table:table-cell>
          <table:table-cell table:formula="of:=[.F8]*2.427" office:value-type="float" office:value="291.24" calcext:value-type="float">
            <text:p>291.24</text:p>
          </table:table-cell>
          <table:table-cell table:formula="of:=2.427*([.D8]-[.F8])" office:value-type="float" office:value="0.161755080507365" calcext:value-type="float">
            <text:p>0.16175508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170" calcext:value-type="float">
            <text:p>170</text:p>
          </table:table-cell>
          <table:table-cell table:formula="of:=SQRT(([.B9]-256)^2+([.C9]-256)^2)" office:value-type="float" office:value="99.4786409235671" calcext:value-type="float">
            <text:p>99.4786409236</text:p>
          </table:table-cell>
          <table:table-cell table:formula="of:=[.D9]*2.427" office:value-type="float" office:value="241.434661521497" calcext:value-type="float">
            <text:p>241.4346615215</text:p>
          </table:table-cell>
          <table:table-cell office:value-type="float" office:value="100" calcext:value-type="float">
            <text:p>100</text:p>
          </table:table-cell>
          <table:table-cell table:formula="of:=[.F9]*2.427" office:value-type="float" office:value="242.7" calcext:value-type="float">
            <text:p>242.7</text:p>
          </table:table-cell>
          <table:table-cell table:formula="of:=2.427*([.D9]-[.F9])" office:value-type="float" office:value="-1.26533847850265" calcext:value-type="float">
            <text:p>-1.26533847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6" calcext:value-type="float">
            <text:p>296</text:p>
          </table:table-cell>
          <table:table-cell office:value-type="float" office:value="186" calcext:value-type="float">
            <text:p>186</text:p>
          </table:table-cell>
          <table:table-cell table:formula="of:=SQRT(([.B10]-256)^2+([.C10]-256)^2)" office:value-type="float" office:value="80.6225774829855" calcext:value-type="float">
            <text:p>80.622577483</text:p>
          </table:table-cell>
          <table:table-cell table:formula="of:=[.D10]*2.427" office:value-type="float" office:value="195.670995551206" calcext:value-type="float">
            <text:p>195.6709955512</text:p>
          </table:table-cell>
          <table:table-cell office:value-type="float" office:value="80" calcext:value-type="float">
            <text:p>80</text:p>
          </table:table-cell>
          <table:table-cell table:formula="of:=[.F10]*2.427" office:value-type="float" office:value="194.16" calcext:value-type="float">
            <text:p>194.16</text:p>
          </table:table-cell>
          <table:table-cell table:formula="of:=2.427*([.D10]-[.F10])" office:value-type="float" office:value="1.51099555120579" calcext:value-type="float">
            <text:p>1.51099555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6" calcext:value-type="float">
            <text:p>286</text:p>
          </table:table-cell>
          <table:table-cell office:value-type="float" office:value="204" calcext:value-type="float">
            <text:p>204</text:p>
          </table:table-cell>
          <table:table-cell table:formula="of:=SQRT(([.B11]-256)^2+([.C11]-256)^2)" office:value-type="float" office:value="60.0333240792145" calcext:value-type="float">
            <text:p>60.0333240792</text:p>
          </table:table-cell>
          <table:table-cell table:formula="of:=[.D11]*2.427" office:value-type="float" office:value="145.700877540254" calcext:value-type="float">
            <text:p>145.7008775403</text:p>
          </table:table-cell>
          <table:table-cell office:value-type="float" office:value="60" calcext:value-type="float">
            <text:p>60</text:p>
          </table:table-cell>
          <table:table-cell table:formula="of:=[.F11]*2.427" office:value-type="float" office:value="145.62" calcext:value-type="float">
            <text:p>145.62</text:p>
          </table:table-cell>
          <table:table-cell table:formula="of:=2.427*([.D11]-[.F11])" office:value-type="float" office:value="0.0808775402536825" calcext:value-type="float">
            <text:p>0.08087754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  <table:table-cell office:value-type="float" office:value="221" calcext:value-type="float">
            <text:p>221</text:p>
          </table:table-cell>
          <table:table-cell table:formula="of:=SQRT(([.B12]-256)^2+([.C12]-256)^2)" office:value-type="float" office:value="40.3112887414927" calcext:value-type="float">
            <text:p>40.3112887415</text:p>
          </table:table-cell>
          <table:table-cell table:formula="of:=[.D12]*2.427" office:value-type="float" office:value="97.8354977756029" calcext:value-type="float">
            <text:p>97.8354977756</text:p>
          </table:table-cell>
          <table:table-cell office:value-type="float" office:value="40" calcext:value-type="float">
            <text:p>40</text:p>
          </table:table-cell>
          <table:table-cell table:formula="of:=[.F12]*2.427" office:value-type="float" office:value="97.08" calcext:value-type="float">
            <text:p>97.08</text:p>
          </table:table-cell>
          <table:table-cell table:formula="of:=2.427*([.D12]-[.F12])" office:value-type="float" office:value="0.755497775602894" calcext:value-type="float">
            <text:p>0.75549777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office:value-type="float" office:value="239" calcext:value-type="float">
            <text:p>239</text:p>
          </table:table-cell>
          <table:table-cell table:formula="of:=SQRT(([.B13]-256)^2+([.C13]-256)^2)" office:value-type="float" office:value="19.723082923316" calcext:value-type="float">
            <text:p>19.7230829233</text:p>
          </table:table-cell>
          <table:table-cell table:formula="of:=[.D13]*2.427" office:value-type="float" office:value="47.867922254888" calcext:value-type="float">
            <text:p>47.8679222549</text:p>
          </table:table-cell>
          <table:table-cell office:value-type="float" office:value="20" calcext:value-type="float">
            <text:p>20</text:p>
          </table:table-cell>
          <table:table-cell table:formula="of:=[.F13]*2.427" office:value-type="float" office:value="48.54" calcext:value-type="float">
            <text:p>48.54</text:p>
          </table:table-cell>
          <table:table-cell table:formula="of:=2.427*([.D13]-[.F13])" office:value-type="float" office:value="-0.672077745112018" calcext:value-type="float">
            <text:p>-0.67207774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table:formula="of:=SQRT(([.B14]-256)^2+([.C14]-256)^2)" office:value-type="float" office:value="9.4339811320566" calcext:value-type="float">
            <text:p>9.4339811321</text:p>
          </table:table-cell>
          <table:table-cell table:formula="of:=[.D14]*2.427" office:value-type="float" office:value="22.8962722075014" calcext:value-type="float">
            <text:p>22.8962722075</text:p>
          </table:table-cell>
          <table:table-cell office:value-type="float" office:value="10" calcext:value-type="float">
            <text:p>10</text:p>
          </table:table-cell>
          <table:table-cell table:formula="of:=[.F14]*2.427" office:value-type="float" office:value="24.27" calcext:value-type="float">
            <text:p>24.27</text:p>
          </table:table-cell>
          <table:table-cell table:formula="of:=2.427*([.D14]-[.F14])" office:value-type="float" office:value="-1.37372779249862" calcext:value-type="float">
            <text:p>-1.37372779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 table:formula="of:=SQRT(([.B15]-256)^2+([.C15]-256)^2)" office:value-type="string" office:string-value="" calcext:value-type="error">
            <text:p>#VALUE!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83" calcext:value-type="float">
            <text:p>383</text:p>
          </table:table-cell>
          <table:table-cell office:value-type="float" office:value="36" calcext:value-type="float">
            <text:p>36</text:p>
          </table:table-cell>
          <table:table-cell table:formula="of:=SQRT(([.B16]-256)^2+([.C16]-256)^2)" office:value-type="float" office:value="254.025589262184" calcext:value-type="float">
            <text:p>254.025589262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4.4" calcext:value-type="float">
            <text:p>384.4</text:p>
          </table:table-cell>
          <table:table-cell office:value-type="float" office:value="35" calcext:value-type="float">
            <text:p>35</text:p>
          </table:table-cell>
          <table:table-cell table:formula="of:=SQRT(([.B17]-256)^2+([.C17]-256)^2)" office:value-type="float" office:value="255.592566402077" calcext:value-type="float">
            <text:p>255.5925664021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86.5" calcext:value-type="float">
            <text:p>386.5</text:p>
          </table:table-cell>
          <table:table-cell office:value-type="float" office:value="31" calcext:value-type="float">
            <text:p>31</text:p>
          </table:table-cell>
          <table:table-cell table:formula="of:=SQRT(([.B18]-256)^2+([.C18]-256)^2)" office:value-type="float" office:value="260.106228299132" calcext:value-type="float">
            <text:p>260.1062282991</text:p>
          </table:table-cell>
          <table:table-cell/>
          <table:table-cell office:value-type="string" calcext:value-type="string">
            <text:p>角度０の場合は２５６以降値が飽和して２６０以降でおかしく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91" calcext:value-type="float">
            <text:p>391</text:p>
          </table:table-cell>
          <table:table-cell office:value-type="float" office:value="26.5" calcext:value-type="float">
            <text:p>26.5</text:p>
          </table:table-cell>
          <table:table-cell table:formula="of:=SQRT(([.B19]-256)^2+([.C19]-256)^2)" office:value-type="float" office:value="266.261619464766" calcext:value-type="float">
            <text:p>266.2616194648</text:p>
          </table:table-cell>
          <table:table-cell/>
          <table:table-cell office:value-type="string" calcext:value-type="string">
            <text:p>角度６０の場合は２５６以降も値を推定できている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or gnuplot</text:p>
          </table:table-cell>
          <table:table-cell office:value-type="string" calcext:value-type="string">
            <text:p>速度版</text:p>
          </table:table-cell>
          <table:table-cell table:number-columns-repeated="3"/>
          <table:table-cell office:value-type="string" calcext:value-type="string">
            <text:p>高度1500m</text:p>
          </table:table-cell>
          <table:table-cell table:formula="of:=2*1500*TAN(22.5*3.14159/180)" office:value-type="float" office:value="1242.63952129176" calcext:value-type="float">
            <text:p>1242.6395212918</text:p>
          </table:table-cell>
          <table:table-cell table:formula="of:=[.H21]/512" office:value-type="float" office:value="2.42703031502297" calcext:value-type="float">
            <text:p>2.42703031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真値</text:p>
          </table:table-cell>
          <table:table-cell office:value-type="string" calcext:value-type="string">
            <text:p>推定値</text:p>
          </table:table-cell>
          <table:table-cell office:value-type="string" calcext:value-type="string">
            <text:p>誤差</text:p>
          </table:table-cell>
          <table:table-cell/>
          <table:table-cell office:value-type="string" calcext:value-type="string">
            <text:p>FOV45度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606.75" calcext:value-type="float">
            <text:p>606.75</text:p>
          </table:table-cell>
          <table:table-cell office:value-type="float" office:value="605.686041154161" calcext:value-type="float">
            <text:p>605.6860411542</text:p>
          </table:table-cell>
          <table:table-cell office:value-type="float" office:value="-1.06395884583901" calcext:value-type="float">
            <text:p>-1.0639588458</text:p>
          </table:table-cell>
          <table:table-cell/>
          <table:table-cell office:value-type="string" calcext:value-type="string">
            <text:p>512*5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485.4" calcext:value-type="float">
            <text:p>485.4</text:p>
          </table:table-cell>
          <table:table-cell office:value-type="float" office:value="484.969016165982" calcext:value-type="float">
            <text:p>484.969016166</text:p>
          </table:table-cell>
          <table:table-cell office:value-type="float" office:value="-0.430983834018519" calcext:value-type="float">
            <text:p>-0.430983834</text:p>
          </table:table-cell>
          <table:table-cell/>
          <table:table-cell office:value-type="string" calcext:value-type="string">
            <text:p>1s露光時間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412.59" calcext:value-type="float">
            <text:p>412.59</text:p>
          </table:table-cell>
          <table:table-cell office:value-type="float" office:value="412.118607182447" calcext:value-type="float">
            <text:p>412.1186071824</text:p>
          </table:table-cell>
          <table:table-cell office:value-type="float" office:value="-0.47139281755309" calcext:value-type="float">
            <text:p>-0.471392817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91.24" calcext:value-type="float">
            <text:p>291.24</text:p>
          </table:table-cell>
          <table:table-cell office:value-type="float" office:value="291.401755080507" calcext:value-type="float">
            <text:p>291.4017550805</text:p>
          </table:table-cell>
          <table:table-cell office:value-type="float" office:value="0.161755080507365" calcext:value-type="float">
            <text:p>0.161755080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42.7" calcext:value-type="float">
            <text:p>242.7</text:p>
          </table:table-cell>
          <table:table-cell office:value-type="float" office:value="241.434661521497" calcext:value-type="float">
            <text:p>241.4346615215</text:p>
          </table:table-cell>
          <table:table-cell office:value-type="float" office:value="-1.26533847850265" calcext:value-type="float">
            <text:p>-1.265338478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94.16" calcext:value-type="float">
            <text:p>194.16</text:p>
          </table:table-cell>
          <table:table-cell office:value-type="float" office:value="195.670995551206" calcext:value-type="float">
            <text:p>195.6709955512</text:p>
          </table:table-cell>
          <table:table-cell office:value-type="float" office:value="1.51099555120579" calcext:value-type="float">
            <text:p>1.510995551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45.62" calcext:value-type="float">
            <text:p>145.62</text:p>
          </table:table-cell>
          <table:table-cell office:value-type="float" office:value="145.700877540254" calcext:value-type="float">
            <text:p>145.7008775403</text:p>
          </table:table-cell>
          <table:table-cell office:value-type="float" office:value="0.0808775402536825" calcext:value-type="float">
            <text:p>0.080877540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7.08" calcext:value-type="float">
            <text:p>97.08</text:p>
          </table:table-cell>
          <table:table-cell office:value-type="float" office:value="97.8354977756029" calcext:value-type="float">
            <text:p>97.8354977756</text:p>
          </table:table-cell>
          <table:table-cell office:value-type="float" office:value="0.755497775602894" calcext:value-type="float">
            <text:p>0.755497775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8.54" calcext:value-type="float">
            <text:p>48.54</text:p>
          </table:table-cell>
          <table:table-cell office:value-type="float" office:value="47.867922254888" calcext:value-type="float">
            <text:p>47.8679222549</text:p>
          </table:table-cell>
          <table:table-cell office:value-type="float" office:value="-0.672077745112018" calcext:value-type="float">
            <text:p>-0.672077745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4.27" calcext:value-type="float">
            <text:p>24.27</text:p>
          </table:table-cell>
          <table:table-cell office:value-type="float" office:value="22.8962722075014" calcext:value-type="float">
            <text:p>22.8962722075</text:p>
          </table:table-cell>
          <table:table-cell office:value-type="float" office:value="-1.37372779249862" calcext:value-type="float">
            <text:p>-1.373727792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or gnuplot</text:p>
          </table:table-cell>
          <table:table-cell office:value-type="string" calcext:value-type="string">
            <text:p>ぶれ版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真値</text:p>
          </table:table-cell>
          <table:table-cell office:value-type="string" calcext:value-type="string">
            <text:p>推定値</text:p>
          </table:table-cell>
          <table:table-cell office:value-type="string" calcext:value-type="string">
            <text:p>誤差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50" calcext:value-type="float">
            <text:p>250</text:p>
          </table:table-cell>
          <table:table-cell office:value-type="float" office:value="249.561615638303" calcext:value-type="float">
            <text:p>249.5616156383</text:p>
          </table:table-cell>
          <table:table-cell table:formula="of:=[.D36]-[.C36]" office:value-type="float" office:value="-0.43838436169699" calcext:value-type="float">
            <text:p>-0.438384361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199.822421164393" calcext:value-type="float">
            <text:p>199.8224211644</text:p>
          </table:table-cell>
          <table:table-cell table:formula="of:=[.D37]-[.C37]" office:value-type="float" office:value="-0.177578835606994" calcext:value-type="float">
            <text:p>-0.177578835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70" calcext:value-type="float">
            <text:p>170</text:p>
          </table:table-cell>
          <table:table-cell office:value-type="float" office:value="169.805771397794" calcext:value-type="float">
            <text:p>169.8057713978</text:p>
          </table:table-cell>
          <table:table-cell table:formula="of:=[.D38]-[.C38]" office:value-type="float" office:value="-0.19422860220601" calcext:value-type="float">
            <text:p>-0.194228602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20.066648158429" calcext:value-type="float">
            <text:p>120.0666481584</text:p>
          </table:table-cell>
          <table:table-cell table:formula="of:=[.D39]-[.C39]" office:value-type="float" office:value="0.066648158429004" calcext:value-type="float">
            <text:p>0.066648158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99.4786409235671" calcext:value-type="float">
            <text:p>99.4786409236</text:p>
          </table:table-cell>
          <table:table-cell table:formula="of:=[.D40]-[.C40]" office:value-type="float" office:value="-0.521359076432901" calcext:value-type="float">
            <text:p>-0.521359076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80.6225774829855" calcext:value-type="float">
            <text:p>80.622577483</text:p>
          </table:table-cell>
          <table:table-cell table:formula="of:=[.D41]-[.C41]" office:value-type="float" office:value="0.622577482985506" calcext:value-type="float">
            <text:p>0.62257748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60.0333240792145" calcext:value-type="float">
            <text:p>60.0333240792</text:p>
          </table:table-cell>
          <table:table-cell table:formula="of:=[.D42]-[.C42]" office:value-type="float" office:value="0.033324079214502" calcext:value-type="float">
            <text:p>0.033324079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40.3112887414927" calcext:value-type="float">
            <text:p>40.3112887415</text:p>
          </table:table-cell>
          <table:table-cell table:formula="of:=[.D43]-[.C43]" office:value-type="float" office:value="0.311288741492703" calcext:value-type="float">
            <text:p>0.311288741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9.723082923316" calcext:value-type="float">
            <text:p>19.7230829233</text:p>
          </table:table-cell>
          <table:table-cell table:formula="of:=[.D44]-[.C44]" office:value-type="float" office:value="-0.276917076684001" calcext:value-type="float">
            <text:p>-0.276917076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.4339811320566" calcext:value-type="float">
            <text:p>9.4339811321</text:p>
          </table:table-cell>
          <table:table-cell table:formula="of:=[.D45]-[.C45]" office:value-type="float" office:value="-0.5660188679434" calcext:value-type="float">
            <text:p>-0.566018867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table:formula="of:=[.D46]-[.C46]" office:value-type="float" office:value="0.5" calcext:value-type="float">
            <text:p>0.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experiment.B40:experiment.C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 style:data-style-name="N2" text:time-value="06:11:00.19754081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20:22:15.054362046</meta:creation-date>
    <dc:date>2016-05-13T06:28:54.362725627</dc:date>
    <meta:editing-duration>PT2H45M13S</meta:editing-duration>
    <meta:editing-cycles>18</meta:editing-cycles>
    <meta:generator>LibreOffice/4.2.8.2$Linux_X86_64 LibreOffice_project/420m0$Build-2</meta:generator>
    <meta:document-statistic meta:table-count="2" meta:cell-count="4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33cm" svg:height="8.925cm" xlink:href="." xlink:type="simple" chart:class="chart:scatter" chart:style-name="ch1">
        <chart:legend svg:x="2.129cm" svg:y="0.805cm" style:legend-expansion="custom" chartooo:width="3.695cm" chartooo:height="1.593cm" style:legend-expansion-aspect-ratio="2.31952291274325" chart:style-name="ch2"/>
        <chart:plot-area chart:style-name="ch3" chart:data-source-has-labels="both" svg:x="0.816cm" svg:y="0.175cm" svg:width="10.863cm" svg:height="7.586cm">
          <chartooo:coordinate-region svg:x="1.623cm" svg:y="0.375cm" svg:width="9.776cm" svg:height="6.739cm"/>
          <chart:axis chart:dimension="x" chart:name="primary-x" chart:style-name="ch4" chartooo:axis-type="auto">
            <chart:title svg:x="5.07cm" svg:y="7.971cm" chart:style-name="ch5">
              <text:p>True value(mm/s)</text:p>
            </chart:title>
            <chart:categories table:cell-range-address="local-table.$A$2:.$A$17"/>
          </chart:axis>
          <chart:axis chart:dimension="y" chart:name="primary-y" chart:style-name="ch4">
            <chart:title svg:x="0.016cm" svg:y="5.705cm" chart:style-name="ch6">
              <text:p>Estimation value(mm/s)</text:p>
            </chart:title>
            <chart:grid chart:style-name="ch7" chart:class="major"/>
          </chart:axis>
          <chart:series chart:style-name="ch8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series chart:style-name="ch9" chart:values-cell-range-address="local-table.$D$2:.$D$17" chart:label-cell-address="local-table.$D$1" chart:class="chart:scatter">
            <chart:data-point chart:repeated="16"/>
          </chart:series>
          <chart:series chart:style-name="ch10" chart:values-cell-range-address="local-table.$F$2:.$F$17" chart:label-cell-address="local-table.$F$1" chart:class="chart:scatter">
            <chart:domain table:cell-range-address="local-table.$E$2:.$E$17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stimation</text:p>
              </table:table-cell>
              <table:table-cell office:value-type="string">
                <text:p>estimation_error</text:p>
              </table:table-cell>
              <table:table-cell office:value-type="string">
                <text:p/>
              </table:table-cell>
              <table:table-cell office:value-type="string">
                <text:p>ground_tru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714">
                <text:p>51.714</text:p>
              </table:table-cell>
              <table:table-cell office:value-type="float" office:value="78">
                <text:p>78</text:p>
              </table:table-cell>
              <table:table-cell office:value-type="float" office:value="0.557377750285355">
                <text:p>0.557377750285355</text:p>
              </table:table-cell>
              <table:table-cell office:value-type="float" office:value="51.714">
                <text:p>51.714</text:p>
              </table:table-cell>
              <table:table-cell office:value-type="float" office:value="51.714">
                <text:p>51.7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6092">
                <text:p>58.6092</text:p>
              </table:table-cell>
              <table:table-cell office:value-type="float" office:value="88.4">
                <text:p>88.4</text:p>
              </table:table-cell>
              <table:table-cell office:value-type="float" office:value="0.18831332408589">
                <text:p>0.18831332408589</text:p>
              </table:table-cell>
              <table:table-cell office:value-type="float" office:value="58.6092">
                <text:p>58.6092</text:p>
              </table:table-cell>
              <table:table-cell office:value-type="float" office:value="58.6092">
                <text:p>58.6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7152">
                <text:p>99.7152</text:p>
              </table:table-cell>
              <table:table-cell office:value-type="float" office:value="150.4">
                <text:p>150.4</text:p>
              </table:table-cell>
              <table:table-cell office:value-type="float" office:value="2.70550103255492">
                <text:p>2.70550103255492</text:p>
              </table:table-cell>
              <table:table-cell office:value-type="float" office:value="99.7152">
                <text:p>99.7152</text:p>
              </table:table-cell>
              <table:table-cell office:value-type="float" office:value="99.7152">
                <text:p>99.7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.4509">
                <text:p>135.4509</text:p>
              </table:table-cell>
              <table:table-cell office:value-type="float" office:value="204.3">
                <text:p>204.3</text:p>
              </table:table-cell>
              <table:table-cell office:value-type="float" office:value="4.6992269705508">
                <text:p>4.6992269705508</text:p>
              </table:table-cell>
              <table:table-cell office:value-type="float" office:value="135.4509">
                <text:p>135.4509</text:p>
              </table:table-cell>
              <table:table-cell office:value-type="float" office:value="135.4509">
                <text:p>135.4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.2523">
                <text:p>147.2523</text:p>
              </table:table-cell>
              <table:table-cell office:value-type="float" office:value="222.1">
                <text:p>222.1</text:p>
              </table:table-cell>
              <table:table-cell office:value-type="float" office:value="5.48931188098024">
                <text:p>5.48931188098024</text:p>
              </table:table-cell>
              <table:table-cell office:value-type="float" office:value="147.2523">
                <text:p>147.2523</text:p>
              </table:table-cell>
              <table:table-cell office:value-type="float" office:value="147.2523">
                <text:p>147.2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3.9968">
                <text:p>313.9968</text:p>
              </table:table-cell>
              <table:table-cell office:value-type="float" office:value="473.6">
                <text:p>473.6</text:p>
              </table:table-cell>
              <table:table-cell office:value-type="float" office:value="1.67645163953853">
                <text:p>1.67645163953853</text:p>
              </table:table-cell>
              <table:table-cell office:value-type="float" office:value="313.9968">
                <text:p>313.9968</text:p>
              </table:table-cell>
              <table:table-cell office:value-type="float" office:value="313.9968">
                <text:p>313.9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.1765">
                <text:p>209.1765</text:p>
              </table:table-cell>
              <table:table-cell office:value-type="float" office:value="315.5">
                <text:p>315.5</text:p>
              </table:table-cell>
              <table:table-cell office:value-type="float" office:value="23.3486226510941">
                <text:p>23.3486226510941</text:p>
              </table:table-cell>
              <table:table-cell office:value-type="float" office:value="209.1765">
                <text:p>209.1765</text:p>
              </table:table-cell>
              <table:table-cell office:value-type="float" office:value="209.1765">
                <text:p>209.1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6.8703">
                <text:p>336.8703</text:p>
              </table:table-cell>
              <table:table-cell office:value-type="float" office:value="508.1">
                <text:p>508.1</text:p>
              </table:table-cell>
              <table:table-cell office:value-type="float" office:value="11.6695112124352">
                <text:p>11.6695112124352</text:p>
              </table:table-cell>
              <table:table-cell office:value-type="float" office:value="336.8703">
                <text:p>336.8703</text:p>
              </table:table-cell>
              <table:table-cell office:value-type="float" office:value="336.8703">
                <text:p>336.8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.4734">
                <text:p>372.4734</text:p>
              </table:table-cell>
              <table:table-cell office:value-type="float" office:value="561.8">
                <text:p>561.8</text:p>
              </table:table-cell>
              <table:table-cell office:value-type="float" office:value="9.07214118741842">
                <text:p>9.07214118741842</text:p>
              </table:table-cell>
              <table:table-cell office:value-type="float" office:value="372.4734">
                <text:p>372.4734</text:p>
              </table:table-cell>
              <table:table-cell office:value-type="float" office:value="372.4734">
                <text:p>372.4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.4068">
                <text:p>360.4068</text:p>
              </table:table-cell>
              <table:table-cell office:value-type="float" office:value="543.6">
                <text:p>543.6</text:p>
              </table:table-cell>
              <table:table-cell office:value-type="float" office:value="2.27212136158118">
                <text:p>2.27212136158118</text:p>
              </table:table-cell>
              <table:table-cell office:value-type="float" office:value="360.4068">
                <text:p>360.4068</text:p>
              </table:table-cell>
              <table:table-cell office:value-type="float" office:value="360.4068">
                <text:p>360.4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.4203">
                <text:p>237.4203</text:p>
              </table:table-cell>
              <table:table-cell office:value-type="float" office:value="358.1">
                <text:p>358.1</text:p>
              </table:table-cell>
              <table:table-cell office:value-type="float" office:value="7.88816717324306">
                <text:p>7.88816717324306</text:p>
              </table:table-cell>
              <table:table-cell office:value-type="float" office:value="237.4203">
                <text:p>237.4203</text:p>
              </table:table-cell>
              <table:table-cell office:value-type="float" office:value="237.4203">
                <text:p>237.4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.8553">
                <text:p>399.8553</text:p>
              </table:table-cell>
              <table:table-cell office:value-type="float" office:value="603.1">
                <text:p>603.1</text:p>
              </table:table-cell>
              <table:table-cell office:value-type="float" office:value="34.839995580709">
                <text:p>34.839995580709</text:p>
              </table:table-cell>
              <table:table-cell office:value-type="float" office:value="399.8553">
                <text:p>399.8553</text:p>
              </table:table-cell>
              <table:table-cell office:value-type="float" office:value="399.8553">
                <text:p>399.8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.2926">
                <text:p>212.2926</text:p>
              </table:table-cell>
              <table:table-cell office:value-type="float" office:value="320.2">
                <text:p>320.2</text:p>
              </table:table-cell>
              <table:table-cell office:value-type="float" office:value="1.54846247397856">
                <text:p>1.54846247397856</text:p>
              </table:table-cell>
              <table:table-cell office:value-type="float" office:value="212.2926">
                <text:p>212.2926</text:p>
              </table:table-cell>
              <table:table-cell office:value-type="float" office:value="212.2926">
                <text:p>212.2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3.8205">
                <text:p>333.8205</text:p>
              </table:table-cell>
              <table:table-cell office:value-type="float" office:value="503.5">
                <text:p>503.5</text:p>
              </table:table-cell>
              <table:table-cell office:value-type="float" office:value="1.19157762553181">
                <text:p>1.19157762553181</text:p>
              </table:table-cell>
              <table:table-cell office:value-type="float" office:value="333.8205">
                <text:p>333.8205</text:p>
              </table:table-cell>
              <table:table-cell office:value-type="float" office:value="333.8205">
                <text:p>333.8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1.9287">
                <text:p>241.9287</text:p>
              </table:table-cell>
              <table:table-cell office:value-type="float" office:value="364.9">
                <text:p>364.9</text:p>
              </table:table-cell>
              <table:table-cell office:value-type="float" office:value="0.661213587097677">
                <text:p>0.661213587097677</text:p>
              </table:table-cell>
              <table:table-cell office:value-type="float" office:value="241.9287">
                <text:p>241.9287</text:p>
              </table:table-cell>
              <table:table-cell office:value-type="float" office:value="241.9287">
                <text:p>241.9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1cm" svg:stroke-color="#b3b3b3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988cm" xlink:href="." xlink:type="simple" chart:class="chart:scatter" chart:style-name="ch1">
        <chart:legend svg:x="2.041cm" svg:y="0.685cm" style:legend-expansion="custom" chartooo:width="3.924cm" chartooo:height="2.203cm" style:legend-expansion-aspect-ratio="1.78120744439401" chart:style-name="ch2"/>
        <chart:plot-area chart:style-name="ch3" chart:data-source-has-labels="both" svg:x="0.73cm" svg:y="0.199cm" svg:width="13.84cm" svg:height="9.495cm">
          <chartooo:coordinate-region svg:x="1.537cm" svg:y="0.399cm" svg:width="12.753cm" svg:height="8.648cm"/>
          <chart:axis chart:dimension="x" chart:name="primary-x" chart:style-name="ch4" chartooo:axis-type="auto">
            <chart:categories table:cell-range-address="local-table.$A$2:.$A$16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series chart:style-name="ch8" chart:values-cell-range-address="local-table.$D$2:.$D$16" chart:label-cell-address="local-table.$D$1" chart:class="chart:scatter">
            <chart:domain table:cell-range-address="local-table.$E$2:.$E$16"/>
            <chart:data-point chart:repeated="15"/>
          </chart:series>
          <chart:series chart:style-name="ch9" chart:values-cell-range-address="local-table.$E$2:.$E$16" chart:label-cell-address="local-table.$E$1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stimation</text:p>
              </table:table-cell>
              <table:table-cell office:value-type="string">
                <text:p>estimation_error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">
                <text:p>78</text:p>
              </table:table-cell>
              <table:table-cell office:value-type="float" office:value="77.1593095772468">
                <text:p>77.1593095772468</text:p>
              </table:table-cell>
              <table:table-cell office:value-type="float" office:value="0.557377750285355">
                <text:p>0.5573777502853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.4">
                <text:p>88.4</text:p>
              </table:table-cell>
              <table:table-cell office:value-type="float" office:value="88.1159678369745">
                <text:p>88.1159678369745</text:p>
              </table:table-cell>
              <table:table-cell office:value-type="float" office:value="0.18831332408589">
                <text:p>0.18831332408589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.4">
                <text:p>150.4</text:p>
              </table:table-cell>
              <table:table-cell office:value-type="float" office:value="154.480695373386">
                <text:p>154.480695373386</text:p>
              </table:table-cell>
              <table:table-cell office:value-type="float" office:value="2.70550103255492">
                <text:p>2.70550103255492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.3">
                <text:p>204.3</text:p>
              </table:table-cell>
              <table:table-cell office:value-type="float" office:value="197.212176515006">
                <text:p>197.212176515006</text:p>
              </table:table-cell>
              <table:table-cell office:value-type="float" office:value="4.6992269705508">
                <text:p>4.6992269705508</text:p>
              </table:table-cell>
              <table:table-cell office:value-type="float" office:value="204.3">
                <text:p>20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.1">
                <text:p>222.1</text:p>
              </table:table-cell>
              <table:table-cell office:value-type="float" office:value="230.379505099518">
                <text:p>230.379505099518</text:p>
              </table:table-cell>
              <table:table-cell office:value-type="float" office:value="5.48931188098024">
                <text:p>5.48931188098024</text:p>
              </table:table-cell>
              <table:table-cell office:value-type="float" office:value="222.1">
                <text:p>22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3.6">
                <text:p>473.6</text:p>
              </table:table-cell>
              <table:table-cell office:value-type="float" office:value="471.07141532498">
                <text:p>471.07141532498</text:p>
              </table:table-cell>
              <table:table-cell office:value-type="float" office:value="1.67645163953853">
                <text:p>1.67645163953853</text:p>
              </table:table-cell>
              <table:table-cell office:value-type="float" office:value="473.6">
                <text:p>473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5.5">
                <text:p>315.5</text:p>
              </table:table-cell>
              <table:table-cell office:value-type="float" office:value="280.283374583568">
                <text:p>280.283374583568</text:p>
              </table:table-cell>
              <table:table-cell office:value-type="float" office:value="23.3486226510941">
                <text:p>23.3486226510941</text:p>
              </table:table-cell>
              <table:table-cell office:value-type="float" office:value="315.5">
                <text:p>31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8.1">
                <text:p>508.1</text:p>
              </table:table-cell>
              <table:table-cell office:value-type="float" office:value="525.701072718605">
                <text:p>525.701072718605</text:p>
              </table:table-cell>
              <table:table-cell office:value-type="float" office:value="11.6695112124352">
                <text:p>11.6695112124352</text:p>
              </table:table-cell>
              <table:table-cell office:value-type="float" office:value="508.1">
                <text:p>50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1.8">
                <text:p>561.8</text:p>
              </table:table-cell>
              <table:table-cell office:value-type="float" office:value="575.483470870918">
                <text:p>575.483470870918</text:p>
              </table:table-cell>
              <table:table-cell office:value-type="float" office:value="9.07214118741842">
                <text:p>9.07214118741842</text:p>
              </table:table-cell>
              <table:table-cell office:value-type="float" office:value="561.8">
                <text:p>56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3.6">
                <text:p>543.6</text:p>
              </table:table-cell>
              <table:table-cell office:value-type="float" office:value="547.027030711284">
                <text:p>547.027030711284</text:p>
              </table:table-cell>
              <table:table-cell office:value-type="float" office:value="2.27212136158118">
                <text:p>2.27212136158118</text:p>
              </table:table-cell>
              <table:table-cell office:value-type="float" office:value="543.6">
                <text:p>54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.1">
                <text:p>358.1</text:p>
              </table:table-cell>
              <table:table-cell office:value-type="float" office:value="346.202311955893">
                <text:p>346.202311955893</text:p>
              </table:table-cell>
              <table:table-cell office:value-type="float" office:value="7.88816717324306">
                <text:p>7.88816717324306</text:p>
              </table:table-cell>
              <table:table-cell office:value-type="float" office:value="358.1">
                <text:p>358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3.1">
                <text:p>603.1</text:p>
              </table:table-cell>
              <table:table-cell office:value-type="float" office:value="655.649012942246">
                <text:p>655.649012942246</text:p>
              </table:table-cell>
              <table:table-cell office:value-type="float" office:value="34.839995580709">
                <text:p>34.839995580709</text:p>
              </table:table-cell>
              <table:table-cell office:value-type="float" office:value="603.1">
                <text:p>603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0.2">
                <text:p>320.2</text:p>
              </table:table-cell>
              <table:table-cell office:value-type="float" office:value="322.535539176438">
                <text:p>322.535539176438</text:p>
              </table:table-cell>
              <table:table-cell office:value-type="float" office:value="1.54846247397856">
                <text:p>1.54846247397856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3.5">
                <text:p>503.5</text:p>
              </table:table-cell>
              <table:table-cell office:value-type="float" office:value="501.702748679439">
                <text:p>501.702748679439</text:p>
              </table:table-cell>
              <table:table-cell office:value-type="float" office:value="1.19157762553181">
                <text:p>1.19157762553181</text:p>
              </table:table-cell>
              <table:table-cell office:value-type="float" office:value="503.5">
                <text:p>50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4.9">
                <text:p>364.9</text:p>
              </table:table-cell>
              <table:table-cell office:value-type="float" office:value="363.902694438767">
                <text:p>363.902694438767</text:p>
              </table:table-cell>
              <table:table-cell office:value-type="float" office:value="0.661213587097677">
                <text:p>0.661213587097677</text:p>
              </table:table-cell>
              <table:table-cell office:value-type="float" office:value="364.9">
                <text:p>364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